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officeooo:rsid="0001d2dd" officeooo:paragraph-rsid="0001d2dd"/>
    </style:style>
    <style:style style:name="P2" style:family="paragraph" style:parent-style-name="Standard">
      <style:text-properties officeooo:rsid="0003d128" officeooo:paragraph-rsid="0003d128"/>
    </style:style>
    <style:style style:name="P3" style:family="paragraph" style:parent-style-name="Standard">
      <style:text-properties officeooo:rsid="0003d128" officeooo:paragraph-rsid="0007f166"/>
    </style:style>
    <style:style style:name="T1" style:family="text">
      <style:text-properties fo:font-variant="normal" fo:text-transform="none" fo:color="#000000" style:font-name="Liberation Serif1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style:font-name="Liberation Serif1" fo:font-size="12pt" fo:letter-spacing="normal" fo:font-style="normal" fo:font-weight="normal" officeooo:rsid="00058c1f" loext:padding="0cm" loext:border="none"/>
    </style:style>
    <style:style style:name="T3" style:family="text">
      <style:text-properties fo:font-variant="normal" fo:text-transform="none" fo:color="#000000" style:font-name="Liberation Serif1" fo:font-size="12pt" fo:letter-spacing="normal" fo:font-style="normal" fo:font-weight="normal" officeooo:rsid="0007f166" loext:padding="0cm" loext:border="none"/>
    </style:style>
    <style:style style:name="T4" style:family="text">
      <style:text-properties style:font-name="Liberation Serif1"/>
    </style:style>
    <style:style style:name="T5" style:family="text">
      <style:text-properties style:font-name="Liberation Serif1" officeooo:rsid="0006c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 de la máquina: Monitor</text:p>
      <text:p text:style-name="P1">Clave de superusuario: zybomonitor</text:p>
      <text:p text:style-name="P1"/>
      <text:p text:style-name="P1">Nombre de usuario: zybo</text:p>
      <text:p text:style-name="P1">Clave del usuario: zybomonitor</text:p>
      <text:p text:style-name="P1"/>
      <text:p text:style-name="P2"><text:span text:style-name="T4">En la parte de compilar el kernel siguiendo la </text:span><text:span text:style-name="T5">guía</text:span><text:span text:style-name="T4">, antes se ha instalado “</text:span><text:span text:style-name="Source_20_Text"><text:span text:style-name="T1">apt-get install gcc-arm-linux-gnueabihf” y “apt-get install u-boot-tools lzop” </text:span></text:span><text:span text:style-name="Source_20_Text"><text:span text:style-name="T2">y “apt-get install bc”.</text:span></text:span></text:p>
      <text:p text:style-name="P2"><text:span text:style-name="Source_20_Text"><text:span text:style-name="T2"/></text:span></text:p>
      <text:p text:style-name="P3"><text:span text:style-name="Source_20_Text"><text:span text:style-name="T3">Para el error de compilación del U-BOOT, salía el error “dereferencing pointer to incomplete type ‘rsa aka struct rsa_st ’” y para arreglarlo, instalamos las librerías de desarrollo de ssl “apt-get install libssl1.0-dev”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26:33.836555437</meta:creation-date>
    <dc:date>2018-12-17T13:14:56.590207890</dc:date>
    <meta:editing-duration>PT24M14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6" meta:word-count="76" meta:character-count="515" meta:non-whitespace-character-count="445"/>
  </office:meta>
</office:document-meta>
</file>